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language="de" fo:country="DE" officeooo:rsid="0001addf" officeooo:paragraph-rsid="0001addf" style:font-size-asian="16pt" style:font-size-complex="16pt"/>
    </style:style>
    <style:style style:name="P2" style:family="paragraph" style:parent-style-name="Standard">
      <style:text-properties fo:font-size="16pt" fo:language="de" fo:country="DE" officeooo:rsid="0008020f" officeooo:paragraph-rsid="0008020f" style:font-size-asian="16pt" style:font-size-complex="16pt"/>
    </style:style>
    <style:style style:name="P3" style:family="paragraph" style:parent-style-name="Standard">
      <style:text-properties fo:font-size="16pt" fo:language="de" fo:country="DE" officeooo:rsid="00087f5b" officeooo:paragraph-rsid="00087f5b" style:font-size-asian="16pt" style:font-size-complex="16pt"/>
    </style:style>
    <style:style style:name="P4" style:family="paragraph" style:parent-style-name="Standard">
      <style:text-properties fo:font-size="16pt" fo:language="de" fo:country="DE" officeooo:rsid="0011e101" officeooo:paragraph-rsid="0011e101" style:font-size-asian="16pt" style:font-size-complex="16pt"/>
    </style:style>
    <style:style style:name="P5" style:family="paragraph" style:parent-style-name="Standard">
      <style:text-properties fo:font-size="12pt" fo:language="de" fo:country="DE" fo:font-weight="bold" officeooo:rsid="0001addf" officeooo:paragraph-rsid="0001addf" style:font-size-asian="12pt" style:font-weight-asian="bold" style:font-size-complex="12pt" style:font-weight-complex="bold"/>
    </style:style>
    <style:style style:name="P6" style:family="paragraph" style:parent-style-name="Standard">
      <style:text-properties fo:language="de" fo:country="DE" officeooo:paragraph-rsid="0001addf"/>
    </style:style>
    <style:style style:name="P7" style:family="paragraph" style:parent-style-name="Standard">
      <style:text-properties fo:language="de" fo:country="DE" officeooo:rsid="0001addf" officeooo:paragraph-rsid="0001addf"/>
    </style:style>
    <style:style style:name="P8" style:family="paragraph" style:parent-style-name="Standard">
      <style:text-properties fo:language="de" fo:country="DE" fo:font-weight="bold" officeooo:rsid="0001addf" officeooo:paragraph-rsid="0001addf" style:font-weight-asian="bold" style:font-weight-complex="bold"/>
    </style:style>
    <style:style style:name="P9" style:family="paragraph" style:parent-style-name="Standard">
      <style:text-properties fo:language="de" fo:country="DE" officeooo:paragraph-rsid="0003e120"/>
    </style:style>
    <style:style style:name="P10" style:family="paragraph" style:parent-style-name="Standard">
      <style:text-properties fo:language="de" fo:country="DE" officeooo:paragraph-rsid="0008020f"/>
    </style:style>
    <style:style style:name="P11" style:family="paragraph" style:parent-style-name="Standard">
      <style:text-properties officeooo:paragraph-rsid="000a25a4"/>
    </style:style>
    <style:style style:name="T1" style:family="text">
      <style:text-properties officeooo:rsid="0001addf"/>
    </style:style>
    <style:style style:name="T2" style:family="text">
      <style:text-properties fo:font-size="12pt" officeooo:rsid="0008020f" style:font-size-asian="10.5pt" style:font-size-complex="12pt"/>
    </style:style>
    <style:style style:name="T3" style:family="text">
      <style:text-properties fo:font-size="12pt" style:font-size-asian="12pt" style:font-size-complex="12pt"/>
    </style:style>
    <style:style style:name="T4" style:family="text">
      <style:text-properties fo:font-size="12pt" officeooo:rsid="000a25a4" style:font-size-asian="12pt" style:font-size-complex="12pt"/>
    </style:style>
    <style:style style:name="T5" style:family="text">
      <style:text-properties fo:font-size="12pt" officeooo:rsid="001396cc" style:font-size-asian="12pt" style:font-size-complex="12pt"/>
    </style:style>
    <style:style style:name="T6" style:family="text">
      <style:text-properties fo:font-size="12pt" officeooo:rsid="0017e843" style:font-size-asian="12pt" style:font-size-complex="12pt"/>
    </style:style>
    <style:style style:name="T7" style:family="text">
      <style:text-properties fo:font-size="12pt" officeooo:rsid="00188b82" style:font-size-asian="12pt" style:font-size-complex="12pt"/>
    </style:style>
    <style:style style:name="T8" style:family="text">
      <style:text-properties fo:font-size="12pt" fo:language="de" fo:country="DE" style:font-size-asian="12pt" style:font-size-complex="12pt"/>
    </style:style>
    <style:style style:name="T9" style:family="text">
      <style:text-properties fo:font-size="12pt" fo:language="de" fo:country="DE" officeooo:rsid="00087f5b" style:font-size-asian="12pt" style:font-size-complex="12pt"/>
    </style:style>
    <style:style style:name="T10" style:family="text">
      <style:text-properties fo:font-size="12pt" fo:language="de" fo:country="DE" officeooo:rsid="000a25a4" style:font-size-asian="12pt" style:font-size-complex="12pt"/>
    </style:style>
    <style:style style:name="T11" style:family="text">
      <style:text-properties fo:font-size="16pt" officeooo:rsid="0008020f" style:font-size-asian="16pt" style:font-size-complex="16pt"/>
    </style:style>
    <style:style style:name="T12" style:family="text">
      <style:text-properties fo:font-size="16pt" fo:language="de" fo:country="DE" officeooo:rsid="00087f5b" style:font-size-asian="16pt" style:font-size-complex="16pt"/>
    </style:style>
    <style:style style:name="T13" style:family="text">
      <style:text-properties officeooo:rsid="00087f5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s sind Zelluläre Automaten?</text:p>
      <text:p text:style-name="P1"/>
      <text:p text:style-name="P5">Wodurch definiert sich ein Zellautomat?</text:p>
      <text:p text:style-name="P9"><text:span text:style-name="T1">„</text:span>Zellularautomaten sind dynamische mathematische Systeme, die durch eine rekursive Folge diskreter Systemzustände gebildet werden. Die Zellularautomaten bestehen typischerweise aus einer Menge von Elementen mit definierten Zuständen, Zellen genannt, die in einem ein- oder mehrdimensionalen Gitter angeordnet und durch lokale Interaktionsregeln mit den Zellen in einer definierter Nachbarschaft verknüpft sind.<text:span text:style-name="T1">“[https://link.springer.com/chapter/10.1007/978-3-658-01164-2_18] Beim betreiben des Automaten, meistens in programmierter Form, wird dann bei jedem Schritte für jede Zelle die lokale Überführungsfunktion angewendet, welche als Eingaben den Zustand der Zelle und aller Zellen in ihrer Nachbarschaft verwendet. Daraus ergibt sich dann der neue Zustand der Zelle. Sobald dies für jede Zelle im Raum geschehen ist, endet der Schritt, auch Tick genannt.</text:span></text:p>
      <text:p text:style-name="P6"/>
      <text:p text:style-name="P8">Was wird dabei beobachtet?</text:p>
      <text:p text:style-name="P6"><text:span text:style-name="T1">Beobachtet wird bei diesen Versuchen meist die Entwicklung innerhalb eines Zeitraumes, als eine Anzahl von Ticks, in Abhängigkeit von den Startwerten. Nicht nur die Werte durch den sich der Zellautomat definiert sind dabei entscheidend, auch das Aussehen des Raumes vor dem ersten Tick spielt eine große Rolle.</text:span></text:p>
      <text:p text:style-name="P6"/>
      <text:p text:style-name="P8">Wie werden die Ergebnisse Dargestellt?</text:p>
      <text:p text:style-name="P7">Bei einem eindimensionalen Zellautomaten wird jeder Tick dann in einer neuen Zeile dargestellt. Die Y-Achse zeigt somit den Verlauf mit jedem Tick, sie ist die Zeit-Achse. Bei einem zweidimensionalen Zellautomaten hingegen erhält man mit jedem Tick eine zweidimensionale Ausgaben, das heißt, die Ausgabe von einem Zeitraum aus Ticks ist dreidimensional. Um diese Daten zu visualisieren zeigt man darum alle Ticks einzeln wie ein Video.</text:p>
      <text:p text:style-name="P7"/>
      <text:p text:style-name="P2">Literaturverzeichnis</text:p>
      <text:p text:style-name="P2"/>
      <text:p text:style-name="P10"><text:span text:style-name="T11">1 </text:span><text:span text:style-name="T2">Schmidt, J. (30.10.2014), </text:span>Zellularautomaten. <text:span text:style-name="T13">Letzter Zugriff: 16.01.2021, von <text:s/>https://link.springer.com/chapter/10.1007/978-3-658-01164-2_18</text:span></text:p>
      <text:p text:style-name="P11"><text:span text:style-name="T12">2 </text:span><text:span text:style-name="T9">mistercorzi (Name auf Youtube.com) </text:span><text:span text:style-name="T10">(</text:span><text:span text:style-name="T4">25.08.2020 </text:span><text:span text:style-name="T10">)</text:span><text:span text:style-name="T9">, </text:span><text:span text:style-name="T8">Conway's Game of Life. </text:span><text:span text:style-name="T9">Letzter Zugrif: 17.01.2021, von https://www.youtube.com/playlist?list=PLvA_gXIhzZNXdAyEGJaSA2X15-ibaXh7P</text:span></text:p>
      <text:p text:style-name="P3"><text:span text:style-name="T3"/></text:p>
      <text:p text:style-name="P3"><text:span text:style-name="T3">https://www.youtube.com/playlist?list=PLvA_gXIhzZNXdAyEGJaSA2X15-ibaXh7P</text:span></text:p>
      <text:p text:style-name="P3"><text:a xlink:type="simple" xlink:href="https://www.youtube.com/playlist?list=PLvAgXIhzZNXdAyEGJaSA2X15-ibaXh7P" text:style-name="Internet_20_link" text:visited-style-name="Visited_20_Internet_20_Link"><text:span text:style-name="T3">https://www.youtube.com/playlist?list=PLvAgXIhzZNXdAyEGJaSA2X15-ibaXh7P</text:span></text:a></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4"><text:soft-page-break/><text:span text:style-name="T3">Part </text:span><text:span text:style-name="T5">5</text:span><text:span text:style-name="T3">, 0:35</text:span></text:p>
      <text:p text:style-name="P4"><text:span text:style-name="T3">In 1968 John conway was a young mathematics lecturer at cambridge university and (for reasons we‘ll talk about shortly) he was interested in cellular automata and he was exploring different rules before he finally settled on the game of life rules. Here the</text:span><text:span text:style-name="T6">y</text:span><text:span text:style-name="T3"> are, the rules that he finally settled on: B3S23</text:span></text:p>
      <text:p text:style-name="P4"><text:span text:style-name="T3"/></text:p>
      <text:p text:style-name="P4"><text:span text:style-name="T3">1968 war John Conway ein junger Mathematikdozent an der Cambridge Universität, </text:span><text:span text:style-name="T6">[...]</text:span><text:span text:style-name="T3"> der sehr interessiert </text:span><text:span text:style-name="T7">a</text:span><text:span text:style-name="T3">n Zellularautomaten war. Er erforschte verschiedene Regeln, bevor sich schließlich auf die Regel „B3S23“ festleg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1-18T01:08:21.325000000</dc:date>
    <meta:editing-duration>PT3H36M53S</meta:editing-duration>
    <meta:editing-cycles>9</meta:editing-cycles>
    <meta:document-statistic meta:table-count="0" meta:image-count="0" meta:object-count="0" meta:page-count="2" meta:paragraph-count="15" meta:word-count="350" meta:character-count="2763" meta:non-whitespace-character-count="2427"/>
  </office:meta>
</office:document-meta>
</file>